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21-08-25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9-08-1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7-08-02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5-08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3-07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2-07-1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1-07-12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10-07-07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9-07-15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8-07-22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7-07-10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6-07-1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5-11-0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5-07-14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5-05-1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5-03-1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5-01-20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11-09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09-0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07-1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04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01-1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4-01-1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200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2</text:p>
          </table:table-cell>
          <table:table-cell office:value-type="string" calcext:value-type="string">
            <text:p>1994-09-14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